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officeooo:rsid="000118c2" officeooo:paragraph-rsid="000118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 4 InfluxDB Grafana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7:14:46.730355189</meta:creation-date>
    <dc:date>2020-11-21T17:15:51.012770021</dc:date>
    <meta:editing-duration>PT1M4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6.4.5.2$Linux_X86_64 LibreOffice_project/40$Build-2</meta:generator>
  </office:meta>
</office:document-meta>
</file>